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Ultrafine_20_Dashed" svg:stroke-width="0.025cm" svg:stroke-color="#000000" draw:marker-start-width="0.237cm" draw:marker-end-width="0.237cm" draw:fill="none" draw:fill-color="#ffffff" draw:fill-hatch-solid="false" draw:textarea-vertical-align="middle" fo:padding-top="0.137cm" fo:padding-bottom="0.137cm" fo:padding-left="0.262cm" fo:padding-right="0.262cm"/>
    </style:style>
    <style:style style:name="gr2" style:family="graphic" style:parent-style-name="objectwithoutfill">
      <style:graphic-properties draw:stroke="dash" draw:stroke-dash="Ultrafine_20_Dashed" svg:stroke-width="0.076cm" svg:stroke-color="#000000" draw:marker-start-width="0.101cm" draw:marker-end="Arrow" draw:marker-end-width="0.152cm" draw:fill="none" draw:textarea-vertical-align="middle" fo:padding-top="0.162cm" fo:padding-bottom="0.162cm" fo:padding-left="0.287cm" fo:padding-right="0.287cm" draw:shadow-offset-x="0.203cm" draw:shadow-offset-y="0.203cm"/>
    </style:style>
    <style:style style:name="gr3" style:family="graphic" style:parent-style-name="standard">
      <style:graphic-properties svg:stroke-width="0.025cm" svg:stroke-color="#004586" draw:marker-start-width="0.237cm" draw:marker-end-width="0.237cm" draw:fill="none" draw:fill-color="#ffffff" draw:textarea-horizontal-align="center" draw:textarea-vertical-align="middle" draw:auto-grow-height="false" fo:min-height="0.749cm" fo:min-width="0.499cm" fo:padding-top="0.137cm" fo:padding-bottom="0.137cm" fo:padding-left="0.262cm" fo:padding-right="0.262cm" draw:shadow="hidden"/>
    </style:style>
    <style:style style:name="gr4" style:family="graphic" style:parent-style-name="objectwithoutfill">
      <style:graphic-properties svg:stroke-width="0.051cm" svg:stroke-color="#004586" draw:marker-start="" draw:marker-start-width="0.191cm" draw:marker-end="Arrow" draw:marker-end-width="0.191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1cm" svg:stroke-color="#004586" draw:marker-start-width="0.064cm" draw:marker-end="Arrow" draw:marker-end-width="0.191cm" draw:fill="none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draw:stroke="solid" draw:stroke-dash="Ultrafine_20_Dashed" svg:stroke-width="0.076cm" svg:stroke-color="#7e0021" draw:marker-start-width="0.101cm" draw:marker-end="Arrow" draw:marker-end-width="0.152cm" draw:fill="none" draw:textarea-vertical-align="middle" fo:padding-top="0.162cm" fo:padding-bottom="0.162cm" fo:padding-left="0.287cm" fo:padding-right="0.287cm" draw:shadow-offset-x="0.203cm" draw:shadow-offset-y="0.203cm"/>
    </style:style>
    <style:style style:name="gr7" style:family="graphic" style:parent-style-name="standard">
      <style:graphic-properties draw:stroke="none" svg:stroke-width="0.035cm" draw:stroke-linejoin="miter" draw:fill="solid" draw:fill-color="#ffffff"/>
    </style:style>
    <style:style style:name="gr8" style:family="graphic" style:parent-style-name="standard">
      <style:graphic-properties draw:stroke="none" svg:stroke-width="0.035cm" draw:stroke-linejoin="miter" draw:fill="solid" draw:fill-color="#000000"/>
    </style:style>
    <style:style style:name="gr9" style:family="graphic" style:parent-style-name="objectwithoutfill">
      <style:graphic-properties draw:stroke="dash" draw:stroke-dash="Fine_20_Dashed" svg:stroke-width="0.025cm" draw:marker-start-width="0.237cm" draw:marker-end="" draw:marker-end-width="0.337cm" draw:fill="none" draw:textarea-vertical-align="middle" fo:padding-top="0.137cm" fo:padding-bottom="0.137cm" fo:padding-left="0.262cm" fo:padding-right="0.262cm"/>
    </style:style>
    <style:style style:name="gr10" style:family="graphic" style:parent-style-name="standard">
      <style:graphic-properties draw:stroke="solid" draw:stroke-dash="Fine_20_Dashed" svg:stroke-width="0.025cm" svg:stroke-color="#000000" draw:marker-start-width="0.237cm" draw:marker-end-width="0.237cm" draw:fill="none" draw:textarea-vertical-align="middle" draw:auto-grow-height="false" fo:min-height="0.749cm" fo:min-width="0.499cm" fo:padding-top="0.137cm" fo:padding-bottom="0.137cm" fo:padding-left="0.262cm" fo:padding-right="0.262cm"/>
    </style:style>
    <style:style style:name="gr11" style:family="graphic" style:parent-style-name="standard">
      <style:graphic-properties draw:stroke="none" svg:stroke-color="#000000" draw:fill="none" draw:fill-color="#ffffff" fo:min-height="0.635cm"/>
    </style:style>
    <style:style style:name="P1" style:family="paragraph">
      <style:paragraph-properties fo:text-align="center"/>
    </style:style>
    <style:style style:name="P2" style:family="paragraph">
      <style:text-properties fo:font-size="9pt" style:font-size-asian="9pt" style:font-size-complex="9pt"/>
    </style:style>
    <style:style style:name="T1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ircle draw:style-name="gr1" draw:text-style-name="P1" draw:layer="layout" svg:width="0.996cm" svg:height="0.996cm" svg:x="2.234cm" svg:y="2.132cm" draw:kind="section" draw:start-angle="359.69" draw:end-angle="55.54">
          <text:p/>
        </draw:circle>
        <draw:line draw:style-name="gr2" draw:text-style-name="P1" draw:layer="layout" svg:x1="2.658cm" svg:y1="1.527cm" svg:x2="3.526cm" svg:y2="1.006cm">
          <text:p/>
        </draw:line>
        <draw:polyline draw:style-name="gr3" draw:text-style-name="P1" draw:layer="layout" svg:width="3.498cm" svg:height="2.154cm" svg:x="0.826cm" svg:y="0.492cm" svg:viewBox="0 0 3499 2155" draw:points="2767,0 2873,144 2971,293 3061,447 3143,605 3217,767 3283,932 3341,1101 3389,1273 3429,1447 3460,1622 3482,1799 3495,1977 3499,2155 0,2141">
          <text:p/>
        </draw:polyline>
        <draw:line draw:style-name="gr4" draw:text-style-name="P1" draw:layer="layout" svg:x1="0.84cm" svg:y1="2.639cm" svg:x2="4.809cm" svg:y2="2.639cm">
          <text:p/>
        </draw:line>
        <draw:line draw:style-name="gr5" draw:text-style-name="P1" draw:layer="layout" svg:x1="0.823cm" svg:y1="2.639cm" svg:x2="0.823cm" svg:y2="0.028cm">
          <text:p/>
        </draw:line>
        <draw:line draw:style-name="gr6" draw:text-style-name="P1" draw:layer="layout" svg:x1="0.819cm" svg:y1="2.613cm" svg:x2="1.769cm" svg:y2="2.629cm">
          <text:p/>
        </draw:line>
        <draw:line draw:style-name="gr6" draw:text-style-name="P1" draw:layer="layout" svg:x1="2.71cm" svg:y1="2.641cm" svg:x2="3.345cm" svg:y2="1.641cm">
          <text:p/>
        </draw:line>
        <draw:line draw:style-name="gr6" draw:text-style-name="P1" draw:layer="layout" svg:x1="1.698cm" svg:y1="2.618cm" svg:x2="2.769cm" svg:y2="2.631cm">
          <text:p/>
        </draw:line>
        <draw:line draw:style-name="gr6" draw:text-style-name="P1" draw:layer="layout" svg:x1="3.351cm" svg:y1="1.634cm" svg:x2="3.859cm" svg:y2="0.834cm">
          <text:p/>
        </draw:line>
        <draw:line draw:style-name="gr2" draw:text-style-name="P1" draw:layer="layout" svg:x1="0.826cm" svg:y1="2.631cm" svg:x2="1.642cm" svg:y2="2.142cm">
          <text:p/>
        </draw:line>
        <draw:line draw:style-name="gr2" draw:text-style-name="P1" draw:layer="layout" svg:x1="1.588cm" svg:y1="2.181cm" svg:x2="2.15cm" svg:y2="1.845cm">
          <text:p/>
        </draw:line>
        <draw:line draw:style-name="gr2" draw:text-style-name="P1" draw:layer="layout" svg:x1="3.477cm" svg:y1="1.038cm" svg:x2="4.089cm" svg:y2="0.669cm">
          <text:p/>
        </draw:line>
        <draw:line draw:style-name="gr2" draw:text-style-name="P1" draw:layer="layout" svg:x1="2.15cm" svg:y1="1.845cm" svg:x2="2.658cm" svg:y2="1.541cm">
          <text:p/>
        </draw:line>
        <draw:g>
          <svg:title>TexMaths</svg:title>
          <svg:desc>14§display§\hat d_1§svg§600§FALSE</svg:desc>
          <draw:polygon draw:style-name="gr7" draw:layer="layout" svg:width="0.453cm" svg:height="0.546cm" svg:x="0.88cm" svg:y="1.722cm" svg:viewBox="0 0 454 547" draw:points="227,547 0,547 0,0 454,0 454,547">
            <text:p/>
          </draw:polygon>
          <draw:polygon draw:style-name="gr8" draw:layer="layout" svg:width="0.132cm" svg:height="0.076cm" svg:x="1.024cm" svg:y="1.722cm" svg:viewBox="0 0 133 77" draw:points="67,0 0,69 8,77 67,27 123,77 133,69">
            <text:p/>
          </draw:polygon>
          <draw:path draw:style-name="gr8" draw:layer="layout" svg:width="0.234cm" svg:height="0.347cm" svg:x="0.9cm" svg:y="1.852cm" svg:viewBox="0 0 235 348" svg:d="M235 6c0 0 0-6-5-6-9 0-55 4-63 6-4 0-7 2-7 9 0 6 4 6 11 6 24 0 25 3 25 8l-1 10-30 118c-9-20-23-32-46-32-57 0-119 72-119 144 0 46 27 79 66 79 10 0 35-2 64-37 5 21 21 37 45 37 18 0 30-11 37-28 8-16 15-47 15-49 0-4-4-4-6-4-5 0-5 2-7 9-8 32-18 61-37 61-14 0-16-12-16-22 0-13 2-16 3-24zM133 284c-3 8-3 10-10 18-22 27-42 35-56 35-25 0-32-26-32-46 0-25 15-85 28-108 15-29 36-47 58-47 32 0 37 40 37 43s0 6-1 8z">
            <text:p/>
          </draw:path>
          <draw:path draw:style-name="gr8" draw:layer="layout" svg:width="0.127cm" svg:height="0.228cm" svg:x="1.174cm" svg:y="2.038cm" svg:viewBox="0 0 128 229" svg:d="M78 10c0-10 0-10-9-10-23 22-55 22-69 22v13c8 0 31 0 50-10v176c0 12 0 16-35 16h-12v12c5 0 49-1 61-1s55 1 64 1v-12h-15c-35 0-35-4-35-16z">
            <text:p/>
          </draw:path>
        </draw:g>
        <draw:g>
          <svg:title>TexMaths</svg:title>
          <svg:desc>14§display§\hat d_s§svg§600§FALSE</svg:desc>
          <draw:polygon draw:style-name="gr7" draw:layer="layout" svg:width="0.443cm" svg:height="0.546cm" svg:x="2.558cm" svg:y="0.71cm" svg:viewBox="0 0 444 547" draw:points="221,547 0,547 0,0 444,0 444,547">
            <text:p/>
          </draw:polygon>
          <draw:polygon draw:style-name="gr8" draw:layer="layout" svg:width="0.132cm" svg:height="0.076cm" svg:x="2.702cm" svg:y="0.71cm" svg:viewBox="0 0 133 77" draw:points="67,0 0,69 8,77 67,27 123,77 133,69">
            <text:p/>
          </draw:polygon>
          <draw:path draw:style-name="gr8" draw:layer="layout" svg:width="0.234cm" svg:height="0.347cm" svg:x="2.578cm" svg:y="0.84cm" svg:viewBox="0 0 235 348" svg:d="M235 6c0 0 0-6-5-6-9 0-55 4-63 6-5 0-7 2-7 9 0 6 4 6 11 6 24 0 25 3 25 8l-1 10-30 118c-10-20-24-32-46-32-57 0-119 72-119 144 0 46 27 79 66 79 10 0 35-2 64-37 4 21 21 37 45 37 18 0 29-11 36-28 9-16 16-47 16-48 0-5-4-5-6-5-5 0-5 2-7 9-8 32-18 61-38 61-14 0-15-12-15-22 0-13 1-16 3-24zM133 284c-3 8-3 10-10 18-22 27-42 35-56 35-25 0-32-26-32-46 0-25 15-85 28-108 15-29 36-47 57-47 33 0 38 40 38 43s0 6-1 9z">
            <text:p/>
          </draw:path>
          <draw:path draw:style-name="gr8" draw:layer="layout" svg:width="0.138cm" svg:height="0.156cm" svg:x="2.838cm" svg:y="1.103cm" svg:viewBox="0 0 139 157" svg:d="M125 22c-9 3-14 10-14 17 0 9 7 11 11 11s17-2 17-19c0-24-26-31-47-31-54 0-64 41-64 50 0 13 8 21 13 26 9 7 15 8 39 12 7 2 29 6 29 24 0 6-3 18-18 28-14 7-31 7-35 7-14 0-34-3-42-14 13-1 20-11 20-21 0-8-6-13-14-13-10 0-20 9-20 24 0 21 22 34 56 34 64 0 76-44 76-58 0-32-35-37-48-40-3-2-13-3-14-3-13-3-20-10-20-17 0-8 7-18 14-22 10-7 23-7 28-7 7 0 26 1 33 12z">
            <text:p/>
          </draw:path>
        </draw:g>
        <draw:g>
          <svg:title>TexMaths</svg:title>
          <svg:desc>14§display§\hat d_{s+1}§svg§600§FALSE</svg:desc>
          <draw:polygon draw:style-name="gr7" draw:layer="layout" svg:width="0.94cm" svg:height="0.587cm" svg:x="3.752cm" svg:y="0.047cm" svg:viewBox="0 0 941 588" draw:points="471,588 0,588 0,0 941,0 941,588">
            <text:p/>
          </draw:polygon>
          <draw:polygon draw:style-name="gr8" draw:layer="layout" svg:width="0.132cm" svg:height="0.076cm" svg:x="3.896cm" svg:y="0.047cm" svg:viewBox="0 0 133 77" draw:points="67,0 0,69 8,77 67,27 123,77 133,69">
            <text:p/>
          </draw:polygon>
          <draw:path draw:style-name="gr8" draw:layer="layout" svg:width="0.234cm" svg:height="0.348cm" svg:x="3.772cm" svg:y="0.177cm" svg:viewBox="0 0 235 349" svg:d="M235 6c0 0 0-6-5-6-9 0-55 4-63 6-5 0-7 2-7 9 0 6 4 6 11 6 24 0 25 3 25 8l-1 10-30 118c-10-20-24-32-46-32-57 0-119 72-119 144 0 46 27 80 66 80 10 0 35-3 64-38 4 21 21 38 45 38 18 0 29-12 36-28 9-17 16-48 16-49 0-5-4-5-6-5-5 0-5 2-7 9-8 32-18 61-38 61-14 0-15-12-15-22 0-13 1-15 3-24zM133 284c-3 9-3 10-10 18-22 27-42 35-56 35-25 0-32-26-32-46 0-25 15-85 28-108 15-29 36-47 57-47 33 0 38 40 38 43s0 6-1 9z">
            <text:p/>
          </draw:path>
          <draw:path draw:style-name="gr8" draw:layer="layout" svg:width="0.138cm" svg:height="0.156cm" svg:x="4.032cm" svg:y="0.44cm" svg:viewBox="0 0 139 157" svg:d="M125 22c-9 3-14 10-14 17 0 9 7 11 11 11s17-2 17-19c0-24-26-31-47-31-54 0-64 41-64 50 0 13 8 21 13 26 9 7 15 8 39 12 7 2 29 6 29 24 0 6-3 18-18 28-14 7-31 7-35 7-14 0-34-3-42-14 13-1 20-11 20-21 0-8-6-13-14-13-10 0-20 9-20 24 0 21 22 34 56 34 64 0 76-44 76-58 0-32-35-37-48-40-3-2-13-3-14-3-13-3-20-10-20-17 0-8 7-18 14-22 10-7 23-7 28-7 7 0 26 1 33 12z">
            <text:p/>
          </draw:path>
          <draw:path draw:style-name="gr8" draw:layer="layout" svg:width="0.254cm" svg:height="0.254cm" svg:x="4.218cm" svg:y="0.379cm" svg:viewBox="0 0 255 255" svg:d="M136 136h106c4 0 13 0 13-9 0-8-9-8-13-8h-106v-106c0-5 0-13-9-13-8 0-8 8-8 13v106h-106c-5 0-13 0-13 8 0 9 8 9 13 9h106v106c0 4 0 13 8 13 9 0 9-7 9-13z">
            <text:p/>
          </draw:path>
          <draw:path draw:style-name="gr8" draw:layer="layout" svg:width="0.126cm" svg:height="0.229cm" svg:x="4.533cm" svg:y="0.363cm" svg:viewBox="0 0 127 230" svg:d="M78 10c0-10 0-10-9-10-23 22-55 22-69 22v13c8 0 31 0 50-10v177c0 11 0 15-35 15h-12v13c5 0 49-2 61-2s55 2 63 2v-13h-14c-35 0-35-4-35-15z">
            <text:p/>
          </draw:path>
        </draw:g>
        <draw:g>
          <svg:title>TexMaths</svg:title>
          <svg:desc>14§display§\ldots§svg§600§FALSE</svg:desc>
          <draw:polygon draw:style-name="gr7" draw:layer="layout" svg:width="0.514cm" svg:height="0.349cm" draw:transform="rotate (-0.072954762733364) translate (1.71843938601884cm 1.34673275674052cm)" svg:viewBox="0 0 515 350" draw:points="272,197 28,350 0,306 487,0 515,45">
            <text:p/>
          </draw:polygon>
          <draw:path draw:style-name="gr8" draw:layer="layout" svg:width="0.052cm" svg:height="0.052cm" draw:transform="rotate (-0.072954762733364) translate (1.74500115813868cm 1.61438079477154cm)" svg:viewBox="0 0 53 53" svg:d="M49 13c-8-12-24-17-37-9-12 7-16 25-8 37 8 13 25 15 36 8 13-8 17-23 9-36z">
            <text:p/>
          </draw:path>
          <draw:path draw:style-name="gr8" draw:layer="layout" svg:width="0.052cm" svg:height="0.052cm" draw:transform="rotate (-0.072954762733364) translate (1.93796430215355cm 1.51217401881273cm)" svg:viewBox="0 0 53 53" svg:d="M48 12c-7-11-23-16-36-8-12 7-16 25-8 37 8 13 25 15 36 8 13-8 17-23 8-37z">
            <text:p/>
          </draw:path>
          <draw:path draw:style-name="gr8" draw:layer="layout" svg:width="0.052cm" svg:height="0.052cm" draw:transform="rotate (-0.072954762733364) translate (2.13199767621409cm 1.40904279293675cm)" svg:viewBox="0 0 53 53" svg:d="M49 13c-8-12-24-17-37-9-11 7-16 25-9 36 9 14 26 16 38 9 12-8 16-23 8-36z">
            <text:p/>
          </draw:path>
        </draw:g>
        <draw:line draw:style-name="gr9" draw:text-style-name="P1" draw:layer="layout" svg:x1="3.822cm" svg:y1="0.879cm" svg:x2="3.822cm" svg:y2="2.657cm">
          <text:p/>
        </draw:line>
        <draw:custom-shape draw:style-name="gr10" draw:text-style-name="P1" draw:layer="layout" svg:width="0.127cm" svg:height="1.651cm" svg:x="3.888cm" svg:y="0.979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0" draw:text-style-name="P1" draw:layer="layout" svg:width="0.127cm" svg:height="1.076cm" draw:transform="rotate (-1.5707963267949) translate (3.855cm 2.755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g>
          <svg:title>TexMaths</svg:title>
          <svg:desc>14§display§\cdot
§svg§600§FALSE</svg:desc>
          <draw:polygon draw:style-name="gr7" draw:layer="layout" svg:width="0.138cm" svg:height="0.192cm" draw:transform="rotate (-0.219736952826087) translate (3.39601208153466cm 0.227020758182601cm)" svg:viewBox="0 0 139 193" draw:points="69,193 0,193 0,0 139,0 139,193">
            <text:p/>
          </draw:polygon>
          <draw:path draw:style-name="gr8" draw:layer="layout" svg:width="0.052cm" svg:height="0.052cm" draw:transform="rotate (-0.219736952826087) translate (3.42174408039253cm 0.30449245775592cm)" svg:viewBox="0 0 53 53" svg:d="M53 27c0-14-11-27-26-27-14 0-27 13-27 27 0 15 13 26 27 26 15 0 26-11 26-26z">
            <text:p/>
          </draw:path>
        </draw:g>
        <draw:g>
          <svg:title>TexMaths</svg:title>
          <svg:desc>14§display§\cdot
§svg§600§FALSE</svg:desc>
          <draw:polygon draw:style-name="gr7" draw:layer="layout" svg:width="0.138cm" svg:height="0.192cm" draw:transform="rotate (-0.219736952826087) translate (3.24321595645187cm 0.0755441163751539cm)" svg:viewBox="0 0 139 193" draw:points="69,193 0,193 0,0 139,0 139,193">
            <text:p/>
          </draw:polygon>
          <draw:path draw:style-name="gr8" draw:layer="layout" svg:width="0.052cm" svg:height="0.052cm" draw:transform="rotate (-0.219736952826087) translate (3.26894795530974cm 0.153015815948474cm)" svg:viewBox="0 0 53 53" svg:d="M53 27c0-14-11-27-26-27-14 0-27 13-27 27 0 15 13 26 27 26 15 0 26-11 26-26z">
            <text:p/>
          </draw:path>
        </draw:g>
        <draw:g>
          <svg:title>TexMaths</svg:title>
          <svg:desc>14§display§\cdot
§svg§600§FALSE</svg:desc>
          <draw:polygon draw:style-name="gr7" draw:layer="layout" svg:width="0.138cm" svg:height="0.192cm" draw:transform="rotate (-0.219736952826087) translate (3.05115695169628cm -0.0364843450396262cm)" svg:viewBox="0 0 139 193" draw:points="69,193 0,193 0,0 139,0 139,193">
            <text:p/>
          </draw:polygon>
          <draw:path draw:style-name="gr8" draw:layer="layout" svg:width="0.052cm" svg:height="0.052cm" draw:transform="rotate (-0.219736952826087) translate (3.07688895055415cm 0.0409873545336937cm)" svg:viewBox="0 0 53 53" svg:d="M53 27c0-14-11-27-26-27-14 0-27 13-27 27 0 15 13 26 27 26 15 0 26-11 26-26z">
            <text:p/>
          </draw:path>
        </draw:g>
        <draw:g>
          <svg:title>TexMaths</svg:title>
          <svg:desc>14§display§a = \sin \theta§svg§600§FALSE</svg:desc>
          <draw:polygon draw:style-name="gr7" draw:layer="layout" svg:width="1.847cm" svg:height="0.342cm" svg:x="4.109cm" svg:y="1.523cm" svg:viewBox="0 0 1848 343" draw:points="924,343 0,343 0,0 1848,0 1848,343">
            <text:p/>
          </draw:polygon>
          <draw:path draw:style-name="gr8" draw:layer="layout" svg:width="0.226cm" svg:height="0.223cm" svg:x="4.129cm" svg:y="1.647cm" svg:viewBox="0 0 227 224" svg:d="M165 32c-10-18-24-32-46-32-57 0-119 73-119 146 0 46 27 78 66 78 10 0 35-2 64-37 4 21 21 37 45 37 18 0 29-11 36-27 9-18 16-49 16-49 0-5-4-5-6-5-5 0-5 3-7 10-8 32-18 60-38 60-14 0-15-13-15-23 0-11 1-14 7-36 6-21 6-25 11-45l17-68c4-14 4-16 4-17 0-9-5-14-14-14-12 0-19 11-21 22zM133 160c-3 9-3 9-10 18-22 28-42 35-56 35-25 0-32-27-32-46 0-24 15-86 28-108 15-30 36-48 57-48 33 0 40 41 40 44 0 2-2 5-3 8z">
            <text:p/>
          </draw:path>
          <draw:path draw:style-name="gr8" draw:layer="layout" svg:width="0.328cm" svg:height="0.115cm" svg:x="4.533cm" svg:y="1.684cm" svg:viewBox="0 0 329 116" svg:d="M312 20c7 0 17 0 17-10s-10-10-17-10h-295c-7 0-17 0-17 10s10 10 17 10zM312 116c7 0 17 0 17-10 0-9-10-9-17-9h-295c-7 0-17 0-17 9 0 10 10 10 17 10z">
            <text:p/>
          </draw:path>
          <draw:path draw:style-name="gr8" draw:layer="layout" svg:width="0.161cm" svg:height="0.226cm" svg:x="5.041cm" svg:y="1.644cm" svg:viewBox="0 0 162 227" svg:d="M87 126c11 1 52 10 52 45 0 25-17 46-56 46-42 0-61-30-69-71-1-6-3-9-7-9-7 0-7 4-7 13v65c0 9 0 12 6 12 2 0 2 0 12-10 0 0 0-2 10-11 21 21 43 21 55 21 57 0 79-33 79-69 0-26-15-40-21-46-16-17-35-21-56-24-28-5-61-12-61-40 0-19 12-38 56-38 54 0 56 45 57 60 2 4 6 4 6 4 7 0 7-3 7-12v-51c0-8 0-11-6-11-3 0-3 0-10 6-1 2-7 7-8 8-18-14-39-14-46-14-62 0-80 34-80 60 0 18 8 32 21 44 17 12 31 15 66 22z">
            <text:p/>
          </draw:path>
          <draw:path draw:style-name="gr8" draw:layer="layout" svg:width="0.105cm" svg:height="0.329cm" svg:x="5.236cm" svg:y="1.535cm" svg:viewBox="0 0 106 330" svg:d="M71 112l-70 6v15c34 0 38 3 38 27v132c0 23-5 23-39 23v15c15 0 43-1 55-1 18 0 35 1 51 1v-15c-32 0-35-3-35-21zM74 27c0-17-12-27-26-27-16 0-27 14-27 27 0 12 11 25 27 25 14 0 26-10 26-25z">
            <text:p/>
          </draw:path>
          <draw:path draw:style-name="gr8" draw:layer="layout" svg:width="0.248cm" svg:height="0.217cm" svg:x="5.372cm" svg:y="1.647cm" svg:viewBox="0 0 249 218" svg:d="M39 49v131c0 23-5 23-39 23v15c17 0 42-1 56-1 13 0 39 1 56 1v-15c-34 0-39 0-39-23v-90c0-51 35-79 67-79 31 0 36 27 36 55v114c0 23-5 23-39 23v15c18 0 44-1 56-1 13 0 39 1 56 1v-15c-26 0-38 0-39-14v-95c0-42 0-58-15-76-7-8-23-18-52-18-37 0-59 21-73 52v-52l-70 6v15c35 0 39 3 39 28z">
            <text:p/>
          </draw:path>
          <draw:path draw:style-name="gr8" draw:layer="layout" svg:width="0.203cm" svg:height="0.353cm" svg:x="5.732cm" svg:y="1.517cm" svg:viewBox="0 0 204 354" svg:d="M204 101c0-32-8-101-58-101-70 0-146 140-146 252 0 46 14 102 59 102 70 0 145-143 145-253zM53 169c9-32 18-71 38-106 13-24 31-52 53-52 25 0 28 31 28 59 0 25-4 50-17 99zM151 185c-5 22-15 64-33 100-19 34-37 58-59 58-16 0-27-14-27-60 0-21 3-49 17-98z">
            <text:p/>
          </draw:path>
        </draw:g>
        <draw:g>
          <svg:title>TexMaths</svg:title>
          <svg:desc>14§display§b = \cos \theta§svg§600§FALSE</svg:desc>
          <draw:polygon draw:style-name="gr7" draw:layer="layout" svg:width="1.853cm" svg:height="0.342cm" svg:x="2.728cm" svg:y="2.948cm" svg:viewBox="0 0 1854 343" draw:points="927,343 0,343 0,0 1854,0 1854,343">
            <text:p/>
          </draw:polygon>
          <draw:path draw:style-name="gr8" draw:layer="layout" svg:width="0.181cm" svg:height="0.347cm" svg:x="2.752cm" svg:y="2.948cm" svg:viewBox="0 0 182 348" svg:d="M95 6c0 0 0-6-7-6-11 0-47 4-60 6-4 0-10 0-10 9 0 6 6 6 13 6 24 0 25 3 25 8 0 3-6 20-7 31l-41 161c-7 24-8 32-8 49 0 48 27 78 63 78 59 0 119-74 119-145 0-45-25-78-66-78-22 0-43 14-57 29zM49 192c3-10 3-12 7-17 24-32 46-39 60-39 17 0 31 14 31 46 0 29-17 85-25 105-17 32-39 50-59 50-17 0-34-14-34-50 0-9 0-18 9-49z">
            <text:p/>
          </draw:path>
          <draw:path draw:style-name="gr8" draw:layer="layout" svg:width="0.328cm" svg:height="0.115cm" svg:x="3.103cm" svg:y="3.109cm" svg:viewBox="0 0 329 116" svg:d="M312 20c7 0 17 0 17-10s-10-10-17-10h-295c-7 0-17 0-17 10s10 10 17 10zM312 116c7 0 17 0 17-10 0-9-10-9-17-9h-295c-7 0-17 0-17 9 0 10 10 10 17 10z">
            <text:p/>
          </draw:path>
          <draw:path draw:style-name="gr8" draw:layer="layout" svg:width="0.188cm" svg:height="0.226cm" svg:x="3.612cm" svg:y="3.069cm" svg:viewBox="0 0 189 227" svg:d="M41 113c0-79 40-100 67-100 4 0 36 0 53 18-20 1-24 17-24 22 0 13 10 23 24 23 13 0 22-9 22-23 0-33-37-53-75-53-62 0-108 53-108 115 0 63 49 112 106 112 68 0 83-59 83-65 0-4-6-4-7-4-4 0-6 2-6 4-15 46-47 52-65 52-26 0-70-21-70-101z">
            <text:p/>
          </draw:path>
          <draw:path draw:style-name="gr8" draw:layer="layout" svg:width="0.219cm" svg:height="0.226cm" svg:x="3.827cm" svg:y="3.069cm" svg:viewBox="0 0 220 227" svg:d="M220 116c0-64-51-116-109-116-63 0-111 55-111 116 0 63 52 111 109 111 60 0 111-48 111-111zM111 214c-23 0-44-10-58-32-12-22-12-52-12-70 0-20 0-46 12-69 13-22 37-32 56-32 23 0 44 11 56 32 13 21 13 49 13 69 0 18 0 45-10 66-11 22-34 36-57 36z">
            <text:p/>
          </draw:path>
          <draw:path draw:style-name="gr8" draw:layer="layout" svg:width="0.161cm" svg:height="0.226cm" svg:x="4.076cm" svg:y="3.069cm" svg:viewBox="0 0 162 227" svg:d="M87 126c11 1 52 10 52 45 0 25-17 46-56 46-42 0-61-30-69-71-1-6-3-9-7-9-7 0-7 4-7 13v65c0 9 0 12 6 12 2 0 2 0 12-10 0 0 0-2 10-11 21 21 43 21 55 21 57 0 79-33 79-69 0-26-15-40-21-46-16-17-35-21-56-24-28-5-61-12-61-40 0-19 12-38 56-38 54 0 56 45 57 60 2 4 6 4 6 4 7 0 7-3 7-12v-51c0-8 0-11-6-11-3 0-3 0-10 6-1 2-7 7-8 8-18-14-39-14-46-14-62 0-80 34-80 60 0 18 8 32 21 44 17 12 31 15 66 22z">
            <text:p/>
          </draw:path>
          <draw:path draw:style-name="gr8" draw:layer="layout" svg:width="0.203cm" svg:height="0.353cm" svg:x="4.357cm" svg:y="2.942cm" svg:viewBox="0 0 204 354" svg:d="M204 101c0-32-8-101-58-101-70 0-146 140-146 252 0 46 14 102 59 102 70 0 145-143 145-253zM53 169c9-32 18-71 38-106 13-24 31-52 53-52 25 0 28 31 28 59 0 25-4 50-17 99zM151 185c-5 22-15 64-33 100-19 34-37 58-59 58-16 0-27-14-27-60 0-21 3-49 17-98z">
            <text:p/>
          </draw:path>
        </draw:g>
        <draw:g>
          <svg:title>TexMaths</svg:title>
          <svg:desc>14§display§1§svg§600§FALSE</svg:desc>
          <draw:polygon draw:style-name="gr7" draw:layer="layout" svg:width="0.247cm" svg:height="0.317cm" svg:x="2.845cm" svg:y="1.577cm" svg:viewBox="0 0 248 318" draw:points="123,318 0,318 0,0 248,0 248,318">
            <text:p/>
          </draw:polygon>
          <draw:path draw:style-name="gr8" draw:layer="layout" svg:width="0.163cm" svg:height="0.328cm" svg:x="2.888cm" svg:y="1.566cm" svg:viewBox="0 0 164 329" svg:d="M102 13c0-12 0-13-11-13-31 32-76 32-91 32v16c10 0 39 0 64-14v256c0 18-1 24-46 24h-15v15c18-1 60-1 81-1 20 0 63 0 80 1v-15h-15c-45 0-47-6-47-24z">
            <text:p/>
          </draw:path>
        </draw:g>
        <draw:g>
          <svg:title>TexMaths</svg:title>
          <svg:desc>14§display§1§svg§600§FALSE</svg:desc>
          <draw:polygon draw:style-name="gr7" draw:layer="layout" svg:width="0.247cm" svg:height="0.317cm" svg:x="1.644cm" svg:y="2.776cm" svg:viewBox="0 0 248 318" draw:points="123,318 0,318 0,0 248,0 248,318">
            <text:p/>
          </draw:polygon>
          <draw:path draw:style-name="gr8" draw:layer="layout" svg:width="0.163cm" svg:height="0.328cm" svg:x="1.687cm" svg:y="2.765cm" svg:viewBox="0 0 164 329" svg:d="M102 13c0-12 0-13-11-13-31 32-76 32-91 32v16c10 0 39 0 64-14v256c0 18-1 24-46 24h-15v15c18-1 60-1 81-1 20 0 63 0 80 1v-15h-15c-45 0-47-6-47-24z">
            <text:p/>
          </draw:path>
        </draw:g>
        <draw:g>
          <svg:title>TexMaths</svg:title>
          <svg:desc>14§display§\theta§svg§600§FALSE</svg:desc>
          <draw:polygon draw:style-name="gr7" draw:layer="layout" svg:width="0.244cm" svg:height="0.341cm" svg:x="3.236cm" svg:y="2.038cm" svg:viewBox="0 0 245 342" draw:points="122,342 0,342 0,0 245,0 245,342">
            <text:p/>
          </draw:polygon>
          <draw:path draw:style-name="gr8" draw:layer="layout" svg:width="0.202cm" svg:height="0.352cm" svg:x="3.257cm" svg:y="2.032cm" svg:viewBox="0 0 203 353" svg:d="M203 101c0-32-8-101-59-101-68 0-144 139-144 252 0 46 14 101 59 101 70 0 144-141 144-252zM52 168c8-31 18-70 38-105 14-25 32-52 54-52 24 0 27 31 27 59 0 24-4 49-16 98zM151 184c-5 23-17 64-35 100-17 34-36 58-57 58-16 0-27-14-27-60 0-21 3-49 16-98z">
            <text:p/>
          </draw:path>
        </draw:g>
        <draw:frame draw:style-name="gr11" draw:text-style-name="P2" draw:layer="layout" svg:width="4.445cm" svg:height="0.885cm" svg:x="4.429cm" svg:y="2.549cm">
          <draw:text-box>
            <text:p text:style-name="P2"><text:span text:style-name="T1">Active Power</text:span></text:p>
          </draw:text-box>
        </draw:frame>
        <draw:frame draw:style-name="gr11" draw:text-style-name="P2" draw:layer="layout" svg:width="2.794cm" svg:height="0.885cm" draw:transform="rotate (1.5707963267949) translate (0.223cm 2.586cm)">
          <draw:text-box>
            <text:p text:style-name="P2"><text:span text:style-name="T1">Reactive Powe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6.858cm" fo:page-height="3.30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4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4-17T02:34:24</meta:creation-date>
    <dc:date>2014-10-28T17:23:32.733783136</dc:date>
    <meta:editing-duration>PT6H39M46S</meta:editing-duration>
    <meta:editing-cycles>81</meta:editing-cycles>
    <meta:generator>LibreOffice/4.2.6.3$Linux_X86_64 LibreOffice_project/420m0$Build-3</meta:generator>
    <meta:document-statistic meta:object-count="74"/>
  </office:meta>
</office:document-meta>
</file>